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97" style:master-page-name="MasterPage2" style:family="paragraph" style:name="P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5">
      <style:text-properties fo:font-weight="bold"/>
    </style:style>
    <style:style style:family="text" style:name="T36">
      <style:text-properties fo:font-weight="bold"/>
    </style:style>
    <style:style style:parent-style-name="697" style:family="paragraph" style:name="P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7">
      <style:text-properties fo:background-color="#ffff00"/>
    </style:style>
    <style:style style:family="text" style:name="T38">
      <style:text-properties fo:background-color="#ffff00"/>
    </style:style>
    <style:style style:parent-style-name="697" style:family="paragraph" style:name="P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39">
      <style:text-properties fo:background-color="#ffff00"/>
    </style:style>
    <style:style style:family="text" style:name="T40">
      <style:text-properties fo:background-color="#ffff00"/>
    </style:style>
    <style:style style:parent-style-name="697" style:family="paragraph" style:name="P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1">
      <style:text-properties/>
    </style:style>
    <style:style style:parent-style-name="174" style:family="text" style:name="T42">
      <style:text-properties/>
    </style:style>
    <style:style style:parent-style-name="174" style:family="text" style:name="T43">
      <style:text-properties/>
    </style:style>
    <style:style style:parent-style-name="174" style:family="text" style:name="T44">
      <style:text-properties/>
    </style:style>
    <style:style style:parent-style-name="174" style:family="text" style:name="T45">
      <style:text-properties/>
    </style:style>
    <style:style style:family="text" style:name="T46">
      <style:text-properties/>
    </style:style>
    <style:style style:parent-style-name="697" style:family="paragraph" style:name="P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7">
      <style:text-properties fo:background-color="#ffff00"/>
    </style:style>
    <style:style style:family="text" style:name="T48">
      <style:text-properties fo:background-color="#ffff00"/>
    </style:style>
    <style:style style:parent-style-name="697" style:family="paragraph" style:name="P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49">
      <style:text-properties fo:background-color="#ffff00"/>
    </style:style>
    <style:style style:family="text" style:name="T50">
      <style:text-properties fo:background-color="#ffff00"/>
    </style:style>
    <style:style style:parent-style-name="697" style:family="paragraph" style:name="P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1">
      <style:text-properties/>
    </style:style>
    <style:style style:parent-style-name="174" style:family="text" style:name="T52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53">
      <style:text-properties/>
    </style:style>
    <style:style style:family="text" style:name="T54">
      <style:text-properties/>
    </style:style>
    <style:style style:parent-style-name="697" style:family="paragraph" style:name="P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5">
      <style:text-properties fo:background-color="#ffff00"/>
    </style:style>
    <style:style style:family="text" style:name="T56">
      <style:text-properties fo:background-color="#ffff00"/>
    </style:style>
    <style:style style:parent-style-name="697" style:family="paragraph" style:name="P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57">
      <style:text-properties/>
    </style:style>
    <style:style style:parent-style-name="174" style:family="text" style:name="T58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59">
      <style:text-properties/>
    </style:style>
    <style:style style:family="text" style:name="T60">
      <style:text-properties/>
    </style:style>
    <style:style style:parent-style-name="697" style:family="paragraph" style:name="P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1">
      <style:text-properties fo:background-color="#ffff00"/>
    </style:style>
    <style:style style:family="text" style:name="T62">
      <style:text-properties fo:background-color="#ffff00"/>
    </style:style>
    <style:style style:parent-style-name="697" style:family="paragraph" style:name="P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3">
      <style:text-properties/>
    </style:style>
    <style:style style:parent-style-name="174" style:family="text" style:name="T64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65">
      <style:text-properties/>
    </style:style>
    <style:style style:family="text" style:name="T66">
      <style:text-properties/>
    </style:style>
    <style:style style:parent-style-name="697" style:family="paragraph" style:name="P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7">
      <style:text-properties fo:background-color="#ffff00"/>
    </style:style>
    <style:style style:family="text" style:name="T68">
      <style:text-properties fo:background-color="#ffff00"/>
    </style:style>
    <style:style style:parent-style-name="697" style:family="paragraph" style:name="P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69">
      <style:text-properties/>
    </style:style>
    <style:style style:parent-style-name="174" style:family="text" style:name="T70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71">
      <style:text-properties/>
    </style:style>
    <style:style style:family="text" style:name="T72">
      <style:text-properties/>
    </style:style>
    <style:style style:parent-style-name="697" style:family="paragraph" style:name="P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3">
      <style:text-properties fo:background-color="#ffff00"/>
    </style:style>
    <style:style style:family="text" style:name="T74">
      <style:text-properties fo:background-color="#ffff00"/>
    </style:style>
    <style:style style:parent-style-name="697" style:family="paragraph" style:name="P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174" style:family="text" style:name="T75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697" style:family="paragraph" style:name="P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6">
      <style:text-properties fo:background-color="#ffff00"/>
    </style:style>
    <style:style style:family="text" style:name="T77">
      <style:text-properties fo:background-color="#ffff00"/>
    </style:style>
    <style:style style:parent-style-name="697" style:family="paragraph" style:name="P9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9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78">
      <style:text-properties/>
    </style:style>
    <style:style style:parent-style-name="174" style:family="text" style:name="T79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80">
      <style:text-properties/>
    </style:style>
    <style:style style:family="text" style:name="T81">
      <style:text-properties/>
    </style:style>
    <style:style style:parent-style-name="697" style:family="paragraph" style:name="P10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2">
      <style:text-properties fo:background-color="#ffff00"/>
    </style:style>
    <style:style style:family="text" style:name="T83">
      <style:text-properties fo:background-color="#ffff00"/>
    </style:style>
    <style:style style:parent-style-name="697" style:family="paragraph" style:name="P10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4">
      <style:text-properties/>
    </style:style>
    <style:style style:parent-style-name="174" style:family="text" style:name="T85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86">
      <style:text-properties/>
    </style:style>
    <style:style style:family="text" style:name="T87">
      <style:text-properties/>
    </style:style>
    <style:style style:parent-style-name="697" style:family="paragraph" style:name="P10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0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88">
      <style:text-properties fo:background-color="#ffff00"/>
    </style:style>
    <style:style style:family="text" style:name="T89">
      <style:text-properties fo:background-color="#ffff00"/>
    </style:style>
    <style:style style:parent-style-name="697" style:family="paragraph" style:name="P11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90">
      <style:text-properties/>
    </style:style>
    <style:style style:parent-style-name="174" style:family="text" style:name="T91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92">
      <style:text-properties/>
    </style:style>
    <style:style style:family="text" style:name="T93">
      <style:text-properties/>
    </style:style>
    <style:style style:parent-style-name="697" style:family="paragraph" style:name="P11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94">
      <style:text-properties fo:background-color="#ffff00"/>
    </style:style>
    <style:style style:family="text" style:name="T95">
      <style:text-properties fo:background-color="#ffff00"/>
    </style:style>
    <style:style style:parent-style-name="697" style:family="paragraph" style:name="P11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1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96">
      <style:text-properties/>
    </style:style>
    <style:style style:parent-style-name="174" style:family="text" style:name="T97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98">
      <style:text-properties/>
    </style:style>
    <style:style style:family="text" style:name="T99">
      <style:text-properties/>
    </style:style>
    <style:style style:parent-style-name="697" style:family="paragraph" style:name="P12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00">
      <style:text-properties fo:background-color="#ffff00"/>
    </style:style>
    <style:style style:family="text" style:name="T101">
      <style:text-properties fo:background-color="#ffff00"/>
    </style:style>
    <style:style style:parent-style-name="697" style:family="paragraph" style:name="P12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2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paragraph" style:name="P128">
      <style:text-properties/>
      <style:paragraph-properties fo:margin-left="0cm" fo:margin-right="0cm" fo:text-indent="0cm" fo:border="none"/>
    </style:style>
    <style:style style:family="text" style:name="T102">
      <style:text-properties/>
    </style:style>
    <style:style style:family="text" style:name="T103">
      <style:text-properties fo:color="#000000" fo:font-family="Times New Roman" style:font-family-asian="Times New Roman" style:font-family-complex="Times New Roman" fo:font-size="12pt"/>
    </style:style>
    <style:style style:family="text" style:name="T104">
      <style:text-properties fo:color="#000000" fo:font-family="Times New Roman" style:font-family-asian="Times New Roman" style:font-family-complex="Times New Roman" fo:font-size="12pt" fo:font-weight="bold"/>
    </style:style>
    <style:style style:family="text" style:name="T105">
      <style:text-properties fo:color="#000000" fo:font-family="Times New Roman" style:font-family-asian="Times New Roman" style:font-family-complex="Times New Roman" fo:font-size="12pt"/>
    </style:style>
    <style:style style:family="text" style:name="T106">
      <style:text-properties fo:color="#000000" fo:font-family="Times New Roman" style:font-family-asian="Times New Roman" style:font-family-complex="Times New Roman" fo:font-size="12pt"/>
    </style:style>
    <style:style style:parent-style-name="697" style:family="paragraph" style:name="P12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07">
      <style:text-properties/>
    </style:style>
    <style:style style:family="text" style:name="T108">
      <style:text-properties/>
    </style:style>
    <style:style style:parent-style-name="697" style:family="paragraph" style:name="P13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09">
      <style:text-properties fo:background-color="#ffff00"/>
    </style:style>
    <style:style style:family="text" style:name="T110">
      <style:text-properties fo:background-color="#ffff00"/>
    </style:style>
    <style:style style:parent-style-name="697" style:family="paragraph" style:name="P13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1">
      <style:text-properties/>
    </style:style>
    <style:style style:parent-style-name="174" style:family="text" style:name="T112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13">
      <style:text-properties/>
    </style:style>
    <style:style style:family="text" style:name="T114">
      <style:text-properties/>
    </style:style>
    <style:style style:parent-style-name="697" style:family="paragraph" style:name="P13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5">
      <style:text-properties/>
    </style:style>
    <style:style style:family="text" style:name="T116">
      <style:text-properties/>
    </style:style>
    <style:style style:parent-style-name="697" style:family="paragraph" style:name="P13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3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7">
      <style:text-properties fo:background-color="#ffff00"/>
    </style:style>
    <style:style style:family="text" style:name="T118">
      <style:text-properties fo:background-color="#ffff00"/>
    </style:style>
    <style:style style:parent-style-name="697" style:family="paragraph" style:name="P14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19">
      <style:text-properties/>
    </style:style>
    <style:style style:parent-style-name="174" style:family="text" style:name="T120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21">
      <style:text-properties/>
    </style:style>
    <style:style style:family="text" style:name="T122">
      <style:text-properties/>
    </style:style>
    <style:style style:parent-style-name="697" style:family="paragraph" style:name="P14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4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3">
      <style:text-properties fo:background-color="#ffff00"/>
    </style:style>
    <style:style style:family="text" style:name="T124">
      <style:text-properties fo:background-color="#ffff00"/>
    </style:style>
    <style:style style:parent-style-name="697" style:family="paragraph" style:name="P15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5">
      <style:text-properties/>
    </style:style>
    <style:style style:parent-style-name="174" style:family="text" style:name="T126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27">
      <style:text-properties/>
    </style:style>
    <style:style style:family="text" style:name="T128">
      <style:text-properties/>
    </style:style>
    <style:style style:parent-style-name="697" style:family="paragraph" style:name="P15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5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29">
      <style:text-properties fo:background-color="#ffff00"/>
    </style:style>
    <style:style style:family="text" style:name="T130">
      <style:text-properties fo:background-color="#ffff00"/>
    </style:style>
    <style:style style:parent-style-name="697" style:family="paragraph" style:name="P15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1">
      <style:text-properties/>
    </style:style>
    <style:style style:parent-style-name="174" style:family="text" style:name="T132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33">
      <style:text-properties/>
    </style:style>
    <style:style style:family="text" style:name="T134">
      <style:text-properties/>
    </style:style>
    <style:style style:parent-style-name="697" style:family="paragraph" style:name="P15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5">
      <style:text-properties fo:background-color="#ffff00"/>
    </style:style>
    <style:style style:family="text" style:name="T136">
      <style:text-properties fo:background-color="#ffff00"/>
    </style:style>
    <style:style style:parent-style-name="697" style:family="paragraph" style:name="P16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37">
      <style:text-properties/>
    </style:style>
    <style:style style:parent-style-name="174" style:family="text" style:name="T138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39">
      <style:text-properties/>
    </style:style>
    <style:style style:family="text" style:name="T140">
      <style:text-properties/>
    </style:style>
    <style:style style:parent-style-name="697" style:family="paragraph" style:name="P16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6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41">
      <style:text-properties/>
    </style:style>
    <style:style style:parent-style-name="174" style:family="text" style:name="T142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43">
      <style:text-properties/>
    </style:style>
    <style:style style:family="text" style:name="T144">
      <style:text-properties/>
    </style:style>
    <style:style style:parent-style-name="697" style:family="paragraph" style:name="P17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45">
      <style:text-properties fo:background-color="#ffff00"/>
    </style:style>
    <style:style style:family="text" style:name="T146">
      <style:text-properties fo:background-color="#ffff00"/>
    </style:style>
    <style:style style:parent-style-name="697" style:family="paragraph" style:name="P17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47">
      <style:text-properties fo:background-color="#ffff00"/>
    </style:style>
    <style:style style:family="text" style:name="T148">
      <style:text-properties fo:background-color="#ffff00"/>
    </style:style>
    <style:style style:parent-style-name="697" style:family="paragraph" style:name="P17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7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174" style:family="text" style:name="T149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697" style:family="paragraph" style:name="P18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0">
      <style:text-properties/>
    </style:style>
    <style:style style:family="text" style:name="T151">
      <style:text-properties/>
    </style:style>
    <style:style style:parent-style-name="697" style:family="paragraph" style:name="P18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2">
      <style:text-properties fo:background-color="#ffff00"/>
    </style:style>
    <style:style style:family="text" style:name="T153">
      <style:text-properties fo:background-color="#ffff00"/>
    </style:style>
    <style:style style:parent-style-name="697" style:family="paragraph" style:name="P18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8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89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54">
      <style:text-properties/>
    </style:style>
    <style:style style:parent-style-name="174" style:family="text" style:name="T155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56">
      <style:text-properties fo:background-color="#ffff00"/>
    </style:style>
    <style:style style:family="text" style:name="T157">
      <style:text-properties fo:background-color="#ffff00"/>
    </style:style>
    <style:style style:family="text" style:name="T158">
      <style:text-properties/>
    </style:style>
    <style:style style:family="text" style:name="T159">
      <style:text-properties/>
    </style:style>
    <style:style style:family="text" style:name="T160">
      <style:text-properties fo:background-color="#ffff00"/>
    </style:style>
    <style:style style:parent-style-name="697" style:family="paragraph" style:name="P190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1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2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3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4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7" style:family="paragraph" style:name="P195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61">
      <style:text-properties fo:background-color="#ffff00"/>
    </style:style>
    <style:style style:family="text" style:name="T162">
      <style:text-properties fo:background-color="#ffff00"/>
    </style:style>
    <style:style style:parent-style-name="697" style:family="paragraph" style:name="P1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174" style:family="text" style:name="T163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parent-style-name="697" style:family="paragraph" style:name="P197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family="text" style:name="T164">
      <style:text-properties/>
    </style:style>
    <style:style style:parent-style-name="174" style:family="text" style:name="T165">
      <style:text-properties fo:color="#0000ee" fo:font-family="Times New Roman" style:font-family-asian="Times New Roman" style:font-family-complex="Times New Roman" fo:font-size="12pt" style:text-underline-type="single" style:text-underline-style="solid" style:text-underline-width="auto" style:text-underline-color="font-color"/>
    </style:style>
    <style:style style:family="text" style:name="T166">
      <style:text-properties/>
    </style:style>
    <style:style style:family="text" style:name="T167">
      <style:text-properties/>
    </style:style>
  </office:automatic-styles>
  <office:body>
    <office:text text:use-soft-page-breaks="true">
      <text:p text:style-name="P46"><text:span text:style-name="T35">I</text:span><text:span text:style-name="T36">nstrucciones</text:span><text:span>: </text:span><text:span/></text:p>
      <text:p text:style-name="P53"><text:span>Marque con </text:span><text:span>el </text:span><text:span text:style-name="T37">color amarillo</text:span><text:span text:style-name="T38"><text:s/></text:span><text:span>la opción que considere correcta. Solo una respuesta es correcta por pregunta. </text:span><text:span>Integra la fuente (URL de dónde averiguaste la respuesta) de la respuesta para que tus compañeros puedan cotejar </text:span><text:span/></text:p>
      <text:p text:style-name="P54"><text:span>¿Cuál de los siguientes tipos de memoria se utiliza comúnmente en tarjetas madre y dispositivos de almacenamiento debido a su menor costo y mayor capacidad?</text:span><text:span/></text:p>
      <text:p text:style-name="P55"><text:span>a) SRAM.</text:span><text:span/></text:p>
      <text:p text:style-name="P56"><text:span>b) DDR.</text:span><text:span/></text:p>
      <text:p text:style-name="P57"><text:span>c) SDDR.</text:span><text:span/></text:p>
      <text:p text:style-name="P58"><text:span text:style-name="T39">d) DRAM.</text:span><text:span text:style-name="T40"/></text:p>
      <text:p text:style-name="P59"><text:span text:style-name="T41"/><text:a xlink:href="https://chat.openai.com/share/315e4c27-29da-4aa8-bc79-bdaa648982e6" xlink:type="simple"><text:span text:style-name="T42"/><text:span text:style-name="T43">https://chat.openai.com/share/315e4c27-29da-4aa8-bc79-bdaa648982e6</text:span><text:span text:style-name="T44"/><text:span text:style-name="T45"/></text:a><text:span/><text:span text:style-name="T46"/></text:p>
      <text:p text:style-name="P60"><text:span/><text:span/></text:p>
      <text:p text:style-name="P61"><text:span>¿Cuántos pines tiene un módulo de memoria SODIMM estándar?</text:span><text:span/></text:p>
      <text:p text:style-name="P62"><text:span text:style-name="T47">a) 144.</text:span><text:span text:style-name="T48"/></text:p>
      <text:p text:style-name="P63"><text:span text:style-name="T49">b) 200.</text:span><text:span text:style-name="T50"/></text:p>
      <text:p text:style-name="P64"><text:span>c) 260.</text:span><text:span/></text:p>
      <text:p text:style-name="P65"><text:span>d) 288.</text:span><text:span/></text:p>
      <text:p text:style-name="P66"><text:span text:style-name="T51"/><text:a xlink:href="https://es.wikipedia.org/wiki/SO-DIMM" xlink:type="simple"><text:span text:style-name="T52">SO-DIMM - Wikipedia, la enciclopedia libre</text:span></text:a><text:span text:style-name="T53"/><text:span text:style-name="T54"/></text:p>
      <text:p text:style-name="P67"><text:span/><text:span/></text:p>
      <text:p text:style-name="P68"><text:span>¿Cuál de las siguientes opciones describe mejor la función de una memoria RAM DDR2?</text:span><text:span/></text:p>
      <text:p text:style-name="P69"><text:span text:style-name="T55">a) Transfiere datos en ambos flancos de la señal de reloj.</text:span><text:span text:style-name="T56"/></text:p>
      <text:p text:style-name="P70"><text:span>b) Almacena datos de forma permanente incluso después del apagado.</text:span><text:span/></text:p>
      <text:p text:style-name="P71"><text:span>c) Utiliza un solo flanco de la señal de reloj para transferir datos.</text:span><text:span/></text:p>
      <text:p text:style-name="P72"><text:span>d) Tiene una velocidad de acceso más lenta en comparación con otras memorias.</text:span><text:span/></text:p>
      <text:p text:style-name="P73"><text:span text:style-name="T57"/><text:a xlink:href="https://es.wikipedia.org/wiki/DDR2_SDRAM" xlink:type="simple"><text:span text:style-name="T58">DDR2 SDRAM - Wikipedia, la enciclopedia libre</text:span></text:a><text:span text:style-name="T59"/><text:span text:style-name="T60"/></text:p>
      <text:p text:style-name="P74"><text:span/><text:span/></text:p>
      <text:p text:style-name="P75"><text:span>¿Cuál es el propósito principal de la memoria caché en un sistema informático?</text:span><text:span/></text:p>
      <text:p text:style-name="P76"><text:span>a) Almacenar datos de forma permanente.</text:span><text:span/></text:p>
      <text:p text:style-name="P77"><text:span text:style-name="T61">b) Almacenar datos temporalmente para acceder más rápidamente a ellos.</text:span><text:span text:style-name="T62"/></text:p>
      <text:p text:style-name="P78"><text:span>c) Proporcionar espacio de almacenamiento adicional.</text:span><text:span/></text:p>
      <text:p text:style-name="P79"><text:span>d) Manejar la gestión de energía del sistema.</text:span><text:span/></text:p>
      <text:p text:style-name="P80"><text:span text:style-name="T63"/><text:a xlink:href="https://es.wikipedia.org/wiki/Cach%C3%A9_(inform%C3%A1tica)" xlink:type="simple"><text:span text:style-name="T64">Caché (informática) - Wikipedia, la enciclopedia libre</text:span></text:a><text:span text:style-name="T65"/><text:span text:style-name="T66"/></text:p>
      <text:p text:style-name="P81"><text:span/><text:span/></text:p>
      <text:p text:style-name="P82"><text:span>¿Cuántos pines tiene un módulo de memoria DDR3 estándar?</text:span><text:span/></text:p>
      <text:p text:style-name="P83"><text:span>a) 144.</text:span><text:span/></text:p>
      <text:p text:style-name="P84"><text:span>b) 200.</text:span><text:span/></text:p>
      <text:p text:style-name="P85"><text:span text:style-name="T67">c) 240.</text:span><text:span text:style-name="T68"/></text:p>
      <text:p text:style-name="P86"><text:span>d) 288.</text:span><text:span/></text:p>
      <text:p text:style-name="P87"><text:span text:style-name="T69"/><text:a xlink:href="https://www.xataka.com/basics/tipos-memoria-ram-como-elegir-cual-se-adapta-a-que-necesitas#:~:text=Las%20memorias%20RAM%20de%20tipo,y%20la%20DDR4%20tiene%20260." xlink:type="simple"><text:span text:style-name="T70">Tipos de memoria RAM y cómo elegir cuál se adapta más a lo que necesitas (xataka.com)</text:span></text:a><text:span text:style-name="T71"/><text:span text:style-name="T72"/></text:p>
      <text:p text:style-name="P88"><text:span/><text:span/></text:p>
      <text:p text:style-name="P89"><text:span>¿Cuál de los siguientes tipos de memoria es conocido por su baja latencia y se utiliza comúnmente en aplicaciones que requieren un acceso rápido a los datos?</text:span><text:span/></text:p>
      <text:p text:style-name="P90"><text:span>a) DDR2.</text:span><text:span/></text:p>
      <text:p text:style-name="P91"><text:span>b) DDR4.</text:span><text:span/></text:p>
      <text:p text:style-name="P92"><text:span text:style-name="T73">c) SRAM.</text:span><text:span text:style-name="T74"/></text:p>
      <text:p text:style-name="P93"><text:span>d) SDDR.</text:span><text:span/></text:p>
      <text:p text:style-name="P94"><text:span/><text:a xlink:href="https://es.wikipedia.org/wiki/SRAM" xlink:type="simple"><text:span text:style-name="T75">SRAM - Wikipedia, la enciclopedia libre</text:span></text:a><text:span/><text:span/></text:p>
      <text:p text:style-name="P95"><text:span>¿Qué tipo de memoria se utiliza comúnmente en tarjetas de video de alto rendimiento y ofrece una alta velocidad de transferencia de datos?</text:span><text:span/></text:p>
      <text:p text:style-name="P96"><text:span>a) DDR.</text:span><text:span/></text:p>
      <text:p text:style-name="P97"><text:span text:style-name="T76">b) GDDR.</text:span><text:span text:style-name="T77"/></text:p>
      <text:p text:style-name="P98"><text:span>c) DDR2.</text:span><text:span/></text:p>
      <text:p text:style-name="P99"><text:span>d) SDDR.</text:span><text:span/></text:p>
      <text:p text:style-name="P100"><text:span text:style-name="T78"/><text:a xlink:href="https://es.wikipedia.org/wiki/GDDR" xlink:type="simple"><text:span text:style-name="T79">GDDR - Wikipedia, la enciclopedia libre</text:span></text:a><text:span text:style-name="T80"/><text:span text:style-name="T81"/></text:p>
      <text:p text:style-name="P101"><text:span/><text:span/></text:p>
      <text:p text:style-name="P102"><text:span>¿Cuántos pines tiene un módulo de memoria DDR4 estándar?</text:span><text:span/></text:p>
      <text:p text:style-name="P103"><text:span>a) 144.</text:span><text:span/></text:p>
      <text:p text:style-name="P104"><text:span>b) 200.</text:span><text:span/></text:p>
      <text:p text:style-name="P105"><text:span text:style-name="T82">c) 288.</text:span><text:span text:style-name="T83"/></text:p>
      <text:p text:style-name="P106"><text:span>d) 320.</text:span><text:span/></text:p>
      <text:p text:style-name="P107"><text:span text:style-name="T84"/><text:a xlink:href="https://es.wikipedia.org/wiki/DDR4_SDRAM" xlink:type="simple"><text:span text:style-name="T85">DDR4 SDRAM - Wikipedia, la enciclopedia libre</text:span></text:a><text:span text:style-name="T86"/><text:span text:style-name="T87"/></text:p>
      <text:p text:style-name="P108"><text:span/><text:span/></text:p>
      <text:p text:style-name="P109"><text:span>¿Cuál de las siguientes opciones describe mejor la función de una memoria RAM DDR4?</text:span><text:span/></text:p>
      <text:p text:style-name="P110"><text:span text:style-name="T88">a) Transfiere datos en ambos flancos de la señal de reloj.</text:span><text:span text:style-name="T89"/></text:p>
      <text:p text:style-name="P111"><text:span>b) Almacena datos de forma permanente incluso después del apagado.</text:span><text:span/></text:p>
      <text:p text:style-name="P112"><text:span>c) Utiliza un solo flanco de la señal de reloj para transferir datos.</text:span><text:span/></text:p>
      <text:p text:style-name="P113"><text:span>d) Tiene una velocidad de acceso más lenta en comparación con otras memorias.</text:span><text:span/></text:p>
      <text:p text:style-name="P114"><text:span text:style-name="T90"/><text:a xlink:href="https://es.wikipedia.org/wiki/DDR4_SDRAM" xlink:type="simple"><text:span text:style-name="T91">DDR4 SDRAM - Wikipedia, la enciclopedia libre</text:span></text:a><text:span text:style-name="T92"/><text:span text:style-name="T93"/><text:span/><text:span/><text:span/></text:p>
      <text:p text:style-name="P115"><text:span/><text:span/></text:p>
      <text:p text:style-name="P116"><text:span>¿Cuál de las siguientes opciones describe mejor la función de una memoria RAM DDR3?</text:span><text:span/></text:p>
      <text:p text:style-name="P117"><text:span text:style-name="T94">a) Transfiere datos en ambos flancos de la señal de reloj.</text:span><text:span text:style-name="T95"/></text:p>
      <text:p text:style-name="P118"><text:span>b) Almacena datos de forma permanente incluso después del apagado.</text:span><text:span/></text:p>
      <text:p text:style-name="P119"><text:span>c) Utiliza un solo flanco de la señal de reloj para transferir datos.</text:span><text:span/></text:p>
      <text:p text:style-name="P120"><text:span>d) Tiene una velocidad de acceso más lenta en comparación con otras memorias.</text:span><text:span/></text:p>
      <text:p text:style-name="P121"><text:span text:style-name="T96"/><text:a xlink:href="https://es.wikipedia.org/wiki/DDR3_SDRAM" xlink:type="simple"><text:span text:style-name="T97">DDR3 SDRAM - Wikipedia, la enciclopedia libre</text:span></text:a><text:span text:style-name="T98"/><text:span text:style-name="T99"/></text:p>
      <text:p text:style-name="P122"><text:span/><text:span/></text:p>
      <text:p text:style-name="P123"><text:span>¿Cuál de los siguientes tipos de memoria es conocido por ser más rápido pero más caro, utilizado comúnmente en cachés y registros de CPU?</text:span><text:span/></text:p>
      <text:p text:style-name="P124"><text:span>a) DRAM.</text:span><text:span/></text:p>
      <text:p text:style-name="P125"><text:span text:style-name="T100">b) SRAM.</text:span><text:span text:style-name="T101"/></text:p>
      <text:p text:style-name="P126"><text:span>c) DDR.</text:span><text:span/></text:p>
      <text:p text:style-name="P127"><text:span>d) DDR4.</text:span><text:span/></text:p>
      <text:p text:style-name="P128"><text:span text:style-name="T102">IA Copilot:</text:span><text:span/><text:span text:style-name="T103">La respuesta correcta es </text:span><text:span text:style-name="T104">b) SRAM</text:span><text:span text:style-name="T105">. La memoria SRAM (Static Random Access Memory) es conocida por ser más rápida pero más cara, y se utiliza comúnmente en cachés y registros de CPU. A diferencia de la memoria DRAM, la SRAM no necesita ser refrescada constantemente, lo que la hace más rápid</text:span><text:span text:style-name="T106">a. Sin embargo, su mayor costo y tamaño físico limitan su uso a pequeñas cantidades en partes del sistema donde la velocidad es crucial.</text:span><text:span/></text:p>
      <text:p text:style-name="P129"><text:span text:style-name="T107"/><text:span text:style-name="T108"/><text:span/></text:p>
      <text:p text:style-name="P130"><text:span/><text:span/></text:p>
      <text:p text:style-name="P131"><text:span>¿Cuál de las siguientes opciones describe mejor la tecnología de expansión ISA (Industry Standard Architecture)?</text:span><text:span/></text:p>
      <text:p text:style-name="P132"><text:span>a) Utiliza un bus de 32 bits y transmisión serie.</text:span><text:span/></text:p>
      <text:p text:style-name="P133"><text:span text:style-name="T109">b) Fue reemplazada por PCI debido a su baja velocidad.</text:span><text:span text:style-name="T110"/></text:p>
      <text:p text:style-name="P134"><text:span>c) Utiliza un bus de 16 bits y transmisión paralela.</text:span><text:span/></text:p>
      <text:p text:style-name="P135"><text:span>d) Es una tecnología exclusiva de computadoras Apple.</text:span><text:span/></text:p>
      <text:p text:style-name="P136"><text:span text:style-name="T111"/><text:a xlink:href="https://es.wikipedia.org/wiki/Peripheral_Component_Interconnect" xlink:type="simple"><text:span text:style-name="T112">Peripheral Component Interconnect - Wikipedia, la enciclopedia libre</text:span></text:a><text:span text:style-name="T113"/><text:span text:style-name="T114"/></text:p>
      <text:p text:style-name="P137"><text:span text:style-name="T115"/><text:span text:style-name="T116"/></text:p>
      <text:p text:style-name="P138"><text:span/><text:span/></text:p>
      <text:p text:style-name="P139"><text:span>¿Cuántos pines tiene un slot de expansión PCI estándar?</text:span><text:span/></text:p>
      <text:p text:style-name="P140"><text:span text:style-name="T117">a) 32.</text:span><text:span text:style-name="T118"/></text:p>
      <text:p text:style-name="P141"><text:span>b) 64.</text:span><text:span/></text:p>
      <text:p text:style-name="P142"><text:span>c) 128.</text:span><text:span/></text:p>
      <text:p text:style-name="P143"><text:span>d) 16.</text:span><text:span/></text:p>
      <text:p text:style-name="P144"><text:span text:style-name="T119"/><text:a xlink:href="https://www.xataka.com/basics/pci-express-que-sirve-que-tipos-versiones-hay" xlink:type="simple"><text:span text:style-name="T120">PCI Express o PCIe: qué es, para qué sirve y qué tipos y versiones hay (xataka.com)</text:span></text:a><text:span text:style-name="T121"/><text:span text:style-name="T122"/></text:p>
      <text:p text:style-name="P145"><text:span/><text:span/></text:p>
      <text:p text:style-name="P146"><text:span>¿Cuál de las siguientes opciones describe mejor la tecnología de expansión PCI (Peripheral Component Interconnect)?</text:span><text:span/></text:p>
      <text:p text:style-name="P147"><text:span>a) Utiliza un bus de 16 bits y transmisión paralela.</text:span><text:span/></text:p>
      <text:p text:style-name="P148"><text:span>b) Es una tecnología obsoleta y ya no se utiliza.</text:span><text:span/></text:p>
      <text:p text:style-name="P149"><text:span>c) Utiliza un bus de 32 bits y transmisión serie.</text:span><text:span/></text:p>
      <text:p text:style-name="P150"><text:span text:style-name="T123">d) Es un estándar común para conectar periféricos a la placa base.</text:span><text:span text:style-name="T124"/></text:p>
      <text:p text:style-name="P151"><text:span text:style-name="T125"/><text:a xlink:href="https://es.wikipedia.org/wiki/Peripheral_Component_Interconnect" xlink:type="simple"><text:span text:style-name="T126">Peripheral Component Interconnect - Wikipedia, la enciclopedia libre</text:span></text:a><text:span text:style-name="T127"/><text:span text:style-name="T128"/></text:p>
      <text:p text:style-name="P152"><text:span/><text:span/></text:p>
      <text:p text:style-name="P153"><text:span>¿Cuántos pines tiene un conector PCIe x16, que es comúnmente utilizado para tarjetas de video de alto rendimiento?</text:span><text:span/></text:p>
      <text:p text:style-name="P154"><text:span>a) 32.</text:span><text:span/></text:p>
      <text:p text:style-name="P155"><text:span>b) 64.</text:span><text:span/></text:p>
      <text:p text:style-name="P156"><text:span>c) 128.</text:span><text:span/></text:p>
      <text:p text:style-name="P157"><text:span text:style-name="T129">d) 164.</text:span><text:span text:style-name="T130"/></text:p>
      <text:p text:style-name="P158"><text:span text:style-name="T131"/><text:a xlink:href="https://techoverflow.net/2021/04/06/how-many-pins-does-a-pcie-connector-have/" xlink:type="simple"><text:span text:style-name="T132">How many pins does a PCIe connector have? - TechOverflow</text:span></text:a><text:span text:style-name="T133"/><text:span text:style-name="T134"/></text:p>
      <text:p text:style-name="P159"><text:span/><text:span/></text:p>
      <text:p text:style-name="P160"><text:span>¿Cuál de las siguientes afirmaciones describe mejor la tecnología de expansión PCIe (Peripheral Component Interconnect Express)?</text:span><text:span/></text:p>
      <text:p text:style-name="P161"><text:span>a) Utiliza un bus de datos paralelo y transmisión serie.</text:span><text:span/></text:p>
      <text:p text:style-name="P162"><text:span>b) Fue desarrollada para reemplazar USB en la conexión de periféricos.</text:span><text:span/></text:p>
      <text:p text:style-name="P163"><text:span text:style-name="T135">c) Ofrece una mayor velocidad y flexibilidad en comparación con PCI y AGP.</text:span><text:span text:style-name="T136"/></text:p>
      <text:p text:style-name="P164"><text:span>d) Utiliza un conector de 32 pines para la conexión de dispositivos.</text:span><text:span/></text:p>
      <text:p text:style-name="P165"><text:span text:style-name="T137"/><text:a xlink:href="https://es.wikipedia.org/wiki/PCI_Express" xlink:type="simple"><text:span text:style-name="T138">PCI Express - Wikipedia, la enciclopedia libre</text:span></text:a><text:span text:style-name="T139"/><text:span text:style-name="T140"/></text:p>
      <text:p text:style-name="P166"><text:span/><text:span/></text:p>
      <text:p text:style-name="P167"><text:span>¿Cuántos pines tiene un conector PCIe x1, que se utiliza comúnmente para tarjetas de expansión de baja velocidad?</text:span><text:span/></text:p>
      <text:p text:style-name="P168"><text:span>a) 32.</text:span><text:span/></text:p>
      <text:p text:style-name="P169"><text:span>b) 64.</text:span><text:span/></text:p>
      <text:p text:style-name="P170"><text:span>c) 128.</text:span><text:span/></text:p>
      <text:p text:style-name="P171"><text:span>d) 164.</text:span><text:span/></text:p>
      <text:p text:style-name="P172"><text:span text:style-name="T141"/><text:a xlink:href="https://techoverflow.net/2021/04/06/how-many-pins-does-a-pcie-connector-have/" xlink:type="simple"><text:span text:style-name="T142">How many pins does a PCIe connector have? - TechOverflow</text:span></text:a><text:span text:style-name="T143"/><text:span text:style-name="T144"/></text:p>
      <text:p text:style-name="P173"><text:span text:style-name="T145">La respuesta correcta es 36</text:span><text:span text:style-name="T146"/></text:p>
      <text:p text:style-name="P174"><text:span/><text:span/></text:p>
      <text:p text:style-name="P175"><text:span>¿Cuál de las siguientes opciones describe mejor la tecnología de expansión AGP (Accelerated Graphics Port)?</text:span><text:span/></text:p>
      <text:p text:style-name="P176"><text:span>a) Utiliza un bus de datos paralelo y transmisión paralela.</text:span><text:span/></text:p>
      <text:p text:style-name="P177"><text:span text:style-name="T147">b) Es una versión obsoleta de PCI utilizada exclusivamente para tarjetas de video.</text:span><text:span text:style-name="T148"/></text:p>
      <text:p text:style-name="P178"><text:span>c) Ofrece una velocidad de transferencia de datos más baja que PCI.</text:span><text:span/></text:p>
      <text:p text:style-name="P179"><text:span>d) Utiliza un conector de 64 pines para la conexión de dispositivos.</text:span><text:span/></text:p>
      <text:p text:style-name="P180"><text:span/><text:a xlink:href="https://es.wikipedia.org/wiki/Accelerated_Graphics_Port" xlink:type="simple"><text:span text:style-name="T149">Accelerated Graphics Port - Wikipedia, la enciclopedia libre</text:span></text:a><text:span/><text:span/></text:p>
      <text:p text:style-name="P181"><text:span/><text:span/></text:p>
      <text:p text:style-name="P182"><text:span/><text:span/></text:p>
      <text:p text:style-name="P183"><text:span text:style-name="T150"/><text:span text:style-name="T151"/></text:p>
      <text:p text:style-name="P184"><text:span>¿Cuántos pines tiene un conector PCIe x4, que se utiliza para tarjetas de expansión de velocidad moderada?</text:span><text:span/></text:p>
      <text:p text:style-name="P185"><text:span>a) 32.</text:span><text:span/></text:p>
      <text:p text:style-name="P186"><text:span text:style-name="T152">b) 64.</text:span><text:span text:style-name="T153"/></text:p>
      <text:p text:style-name="P187"><text:span>c) 128.</text:span><text:span/></text:p>
      <text:p text:style-name="P188"><text:span>d) 164.</text:span><text:span/></text:p>
      <text:p text:style-name="P189"><text:span text:style-name="T154"/><text:a xlink:href="https://techoverflow.net/2021/04/06/how-many-pins-does-a-pcie-connector-have/" xlink:type="simple"><text:span text:style-name="T155">How many pins does a PCIe connector have? - TechOverflow</text:span></text:a><text:span text:style-name="T156"/><text:span text:style-name="T157"/><text:span text:style-name="T158"/><text:span text:style-name="T159"/><text:span text:style-name="T160"/></text:p>
      <text:p text:style-name="P190"><text:span/><text:span/></text:p>
      <text:p text:style-name="P191"><text:span>¿Cuál de las siguientes opciones describe mejor la tecnología de expansión VESA Local Bus (VLB)?</text:span><text:span/></text:p>
      <text:p text:style-name="P192"><text:span>a) Utiliza un bus de 64 bits y transmisión serie.</text:span><text:span/></text:p>
      <text:p text:style-name="P193"><text:span>b) Fue desarrollada para reemplazar USB en la conexión de periféricos.</text:span><text:span/></text:p>
      <text:p text:style-name="P194"><text:span>c) Es una versión mejorada de PCI con mayor velocidad.</text:span><text:span/></text:p>
      <text:p text:style-name="P195"><text:span text:style-name="T161">d) Fue utilizada principalmente en computadoras de la década de 1990.</text:span><text:span text:style-name="T162"/></text:p>
      <text:p text:style-name="P196"><text:span/><text:a xlink:href="https://es.wikipedia.org/wiki/VESA_Local_Bus" xlink:type="simple"><text:span text:style-name="T163">VESA Local Bus - Wikipedia, la enciclopedia libre</text:span></text:a><text:span/><text:span/></text:p>
      <text:p text:style-name="P197"><text:span text:style-name="T164"/><text:a xlink:href="https://www.informaticamoderna.com/Slot_VESA.htm" xlink:type="simple"><text:span text:style-name="T165">Slot - bus VESA , características y capacidades .:: www.informaticamoderna.com ::.</text:span></text:a><text:span text:style-name="T166"/><text:span text:style-name="T16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size="10pt"/>
      <style:paragraph-properties style:tab-stop-distance="35.45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text-properties fo:font-family="Arial" style:font-family-asian="Arial" style:font-family-complex="Arial" fo:font-size="20pt"/>
      <style:paragraph-properties fo:margin-top="24pt" fo:margin-bottom="10pt"/>
    </style:style>
    <style:style style:parent-style-name="11" style:display-name="Heading 1 Char" style:family="text" style:name="14">
      <style:text-properties fo:font-family="Arial" style:font-family-asian="Arial" style:font-family-complex="Arial" fo:font-size="20pt"/>
      <style:paragraph-properties/>
    </style:style>
    <style:style style:parent-style-name="10" style:display-name="Heading 2" style:family="paragraph" style:name="15">
      <style:text-properties fo:font-family="Arial" style:font-family-asian="Arial" style:font-family-complex="Arial" fo:font-size="17pt"/>
      <style:paragraph-properties fo:margin-top="18pt" fo:margin-bottom="10pt"/>
    </style:style>
    <style:style style:parent-style-name="11" style:display-name="Heading 2 Char" style:family="text" style:name="16">
      <style:text-properties fo:font-family="Arial" style:font-family-asian="Arial" style:font-family-complex="Arial" fo:font-size="17pt"/>
      <style:paragraph-properties/>
    </style:style>
    <style:style style:parent-style-name="10" style:display-name="Heading 3" style:family="paragraph" style:name="17">
      <style:text-properties fo:font-family="Arial" style:font-family-asian="Arial" style:font-family-complex="Arial" fo:font-size="15pt"/>
      <style:paragraph-properties fo:margin-top="16pt" fo:margin-bottom="10pt"/>
    </style:style>
    <style:style style:parent-style-name="11" style:display-name="Heading 3 Char" style:family="text" style:name="18">
      <style:text-properties fo:font-family="Arial" style:font-family-asian="Arial" style:font-family-complex="Arial" fo:font-size="15pt"/>
      <style:paragraph-properties/>
    </style:style>
    <style:style style:parent-style-name="10" style:display-name="Heading 4" style:family="paragraph" style:name="19">
      <style:text-properties fo:font-family="Arial" style:font-family-asian="Arial" style:font-family-complex="Arial" fo:font-size="13pt" fo:font-weight="bold"/>
      <style:paragraph-properties fo:margin-top="16pt" fo:margin-bottom="10pt"/>
    </style:style>
    <style:style style:parent-style-name="11" style:display-name="Heading 4 Char" style:family="text" style:name="20">
      <style:text-properties fo:font-family="Arial" style:font-family-asian="Arial" style:font-family-complex="Arial" fo:font-size="13pt" fo:font-weight="bold"/>
      <style:paragraph-properties/>
    </style:style>
    <style:style style:parent-style-name="10" style:display-name="Heading 5" style:family="paragraph" style:name="21">
      <style:text-properties fo:font-family="Arial" style:font-family-asian="Arial" style:font-family-complex="Arial" fo:font-size="12pt" fo:font-weight="bold"/>
      <style:paragraph-properties fo:margin-top="16pt" fo:margin-bottom="10pt"/>
    </style:style>
    <style:style style:parent-style-name="11" style:display-name="Heading 5 Char" style:family="text" style:name="22">
      <style:text-properties fo:font-family="Arial" style:font-family-asian="Arial" style:font-family-complex="Arial" fo:font-size="12pt" fo:font-weight="bold"/>
      <style:paragraph-properties/>
    </style:style>
    <style:style style:parent-style-name="10" style:display-name="Heading 6" style:family="paragraph" style:name="23">
      <style:text-properties fo:font-family="Arial" style:font-family-asian="Arial" style:font-family-complex="Arial" fo:font-size="11pt" fo:font-weight="bold"/>
      <style:paragraph-properties fo:margin-top="16pt" fo:margin-bottom="10pt"/>
    </style:style>
    <style:style style:parent-style-name="11" style:display-name="Heading 6 Char" style:family="text" style:name="24">
      <style:text-properties fo:font-family="Arial" style:font-family-asian="Arial" style:font-family-complex="Arial" fo:font-size="11pt" fo:font-weight="bold"/>
      <style:paragraph-properties/>
    </style:style>
    <style:style style:parent-style-name="10" style:display-name="Heading 7" style:family="paragraph" style:name="25">
      <style:text-properties fo:font-family="Arial" style:font-family-asian="Arial" style:font-family-complex="Arial" fo:font-size="11pt" fo:font-style="italic" fo:font-weight="bold"/>
      <style:paragraph-properties fo:margin-top="16pt" fo:margin-bottom="10pt"/>
    </style:style>
    <style:style style:parent-style-name="11" style:display-name="Heading 7 Char" style:family="text" style:name="26">
      <style:text-properties fo:font-family="Arial" style:font-family-asian="Arial" style:font-family-complex="Arial" fo:font-size="11pt" fo:font-style="italic" fo:font-weight="bold"/>
      <style:paragraph-properties/>
    </style:style>
    <style:style style:parent-style-name="10" style:display-name="Heading 8" style:family="paragraph" style:name="27">
      <style:text-properties fo:font-family="Arial" style:font-family-asian="Arial" style:font-family-complex="Arial" fo:font-size="11pt" fo:font-style="italic"/>
      <style:paragraph-properties fo:margin-top="16pt" fo:margin-bottom="10pt"/>
    </style:style>
    <style:style style:parent-style-name="11" style:display-name="Heading 8 Char" style:family="text" style:name="28">
      <style:text-properties fo:font-family="Arial" style:font-family-asian="Arial" style:font-family-complex="Arial" fo:font-size="11pt" fo:font-style="italic"/>
      <style:paragraph-properties/>
    </style:style>
    <style:style style:parent-style-name="10" style:display-name="Heading 9" style:family="paragraph" style:name="29">
      <style:text-properties fo:font-family="Arial" style:font-family-asian="Arial" style:font-family-complex="Arial" fo:font-size="10.5pt" fo:font-style="italic"/>
      <style:paragraph-properties fo:margin-top="16pt" fo:margin-bottom="10pt"/>
    </style:style>
    <style:style style:parent-style-name="11" style:display-name="Heading 9 Char" style:family="text" style:name="30">
      <style:text-properties fo:font-family="Arial" style:font-family-asian="Arial" style:font-family-complex="Arial" fo:font-size="10.5pt" fo:font-style="italic"/>
      <style:paragraph-properties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text-properties fo:font-size="24pt"/>
      <style:paragraph-properties fo:margin-top="15pt" fo:margin-bottom="10pt" style:contextual-spacing="true"/>
    </style:style>
    <style:style style:parent-style-name="11" style:display-name="Title Char" style:family="text" style:name="35">
      <style:text-properties fo:font-size="24pt"/>
      <style:paragraph-properties/>
    </style:style>
    <style:style style:parent-style-name="10" style:display-name="Subtitle" style:family="paragraph" style:name="36">
      <style:text-properties fo:font-size="12pt"/>
      <style:paragraph-properties fo:margin-top="10pt" fo:margin-bottom="10pt"/>
    </style:style>
    <style:style style:parent-style-name="11" style:display-name="Subtitle Char" style:family="text" style:name="37">
      <style:text-properties fo:font-size="12pt"/>
      <style:paragraph-properties/>
    </style:style>
    <style:style style:parent-style-name="10" style:display-name="Quote" style:family="paragraph" style:name="38">
      <style:text-properties fo:font-style="italic"/>
      <style:paragraph-properties fo:margin-left="1.27cm" fo:margin-right="1.27cm"/>
    </style:style>
    <style:style style:display-name="Quote Char" style:family="text" style:name="39">
      <style:text-properties fo:font-style="italic"/>
      <style:paragraph-properties/>
    </style:style>
    <style:style style:parent-style-name="10" style:display-name="Intense Quote" style:family="paragraph" style:name="40">
      <style:text-properties fo:font-style="italic"/>
      <style:paragraph-properties fo:margin-left="1.27cm" fo:margin-right="1.27cm" fo:background-color="#f2f2f2" style:contextual-spacing="true" fo:border="0.01764cm solid #FFFFFF"/>
    </style:style>
    <style:style style:display-name="Intense Quote Char" style:family="text" style:name="41">
      <style:text-properties fo:font-style="italic"/>
      <style:paragraph-properties/>
    </style:style>
    <style:style style:parent-style-name="11" style:display-name="Header Char" style:family="text" style:name="43">
      <style:paragraph-properties/>
    </style:style>
    <style:style style:parent-style-name="11" style:display-name="Footer Char" style:family="text" style:name="45">
      <style:paragraph-properties/>
    </style:style>
    <style:style style:parent-style-name="701" style:display-name="Caption Char" style:family="text" style:name="47">
      <style:paragraph-properties/>
    </style:style>
    <style:style style:display-name="Hyperlink" style:family="text" style:name="174">
      <style:text-properties fo:color="#0000ff" style:text-underline-type="single" style:text-underline-style="solid" style:text-underline-width="auto" style:text-underline-color="font-color"/>
      <style:paragraph-properties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text-properties fo:font-size="9pt"/>
      <style:paragraph-properties fo:line-height="100%" fo:margin-bottom="2pt"/>
    </style:style>
    <style:style style:display-name="Footnote Text Char" style:family="text" style:name="176">
      <style:text-properties fo:font-size="9pt"/>
      <style:paragraph-properties/>
    </style:style>
    <style:style style:parent-style-name="11" style:display-name="footnote reference" style:family="text" style:name="177">
      <style:text-properties style:text-position="super 58%"/>
      <style:paragraph-properties/>
    </style:style>
    <style:style style:parent-style-name="10" style:display-name="endnote text" style:family="paragraph" style:name="178">
      <style:text-properties fo:font-size="10pt"/>
      <style:paragraph-properties fo:line-height="100%" fo:margin-bottom="0pt"/>
    </style:style>
    <style:style style:display-name="Endnote Text Char" style:family="text" style:name="179">
      <style:text-properties fo:font-size="10pt"/>
      <style:paragraph-properties/>
    </style:style>
    <style:style style:parent-style-name="11" style:display-name="endnote reference" style:family="text" style:name="180">
      <style:text-properties style:text-position="super 58%"/>
      <style:paragraph-properties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96">
      <style:text-properties fo:color="#000000" fo:font-family="Liberation Serif" style:font-family-asian="Noto Serif CJK SC" style:font-family-complex="Lohit Devanagari" fo:font-size="12pt" fo:language="es" fo:country="ES"/>
      <style:paragraph-properties/>
    </style:style>
    <style:style style:parent-style-name="696" style:display-name="Standard" style:family="paragraph" style:name="697">
      <style:text-properties/>
      <style:paragraph-properties/>
    </style:style>
    <style:style style:parent-style-name="697" style:display-name="Heading" style:family="paragraph" style:name="698">
      <style:text-properties fo:font-family="Liberation Sans" style:font-family-asian="Noto Sans CJK SC" style:font-family-complex="Lohit Devanagari" fo:font-size="14pt"/>
      <style:paragraph-properties fo:margin-top="12pt" fo:margin-bottom="6pt"/>
    </style:style>
    <style:style style:parent-style-name="697" style:display-name="Text body" style:family="paragraph" style:name="699">
      <style:paragraph-properties fo:line-height="115%" fo:margin-top="0pt" fo:margin-bottom="7pt"/>
    </style:style>
    <style:style style:parent-style-name="699" style:display-name="List" style:family="paragraph" style:name="700">
      <style:text-properties style:font-family-complex="Lohit Devanagari"/>
      <style:paragraph-properties/>
    </style:style>
    <style:style style:parent-style-name="697" style:display-name="Caption" style:family="paragraph" style:name="701">
      <style:text-properties style:font-family-complex="Lohit Devanagari" fo:font-size="12pt" fo:font-style="italic"/>
      <style:paragraph-properties fo:margin-top="6pt" fo:margin-bottom="6pt"/>
    </style:style>
    <style:style style:parent-style-name="697" style:display-name="Index" style:family="paragraph" style:name="702">
      <style:text-properties style:font-family-complex="Lohit Devanagari"/>
      <style:paragraph-properties/>
    </style:style>
    <style:style style:parent-style-name="697" style:display-name="Header and Footer" style:family="paragraph" style:name="703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3" style:display-name="Header" style:family="paragraph" style:name="704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3" style:display-name="Footer" style:family="paragraph" style:name="705">
      <style:paragraph-properties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696" style:display-name="Strong Emphasis" style:family="text" style:name="706">
      <style:text-properties fo:font-weight="bold"/>
      <style:paragraph-properties/>
    </style:style>
    <style:style style:parent-style-name="696" style:display-name="Numbering Symbols" style:family="text" style:name="707">
      <style:paragraph-properties/>
    </style:style>
    <style:style style:class="default" style:display-name="Default Paragraph Font" style:family="text" style:name="1323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 text:bullet-char="·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 text:bullet-char="o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 text:bullet-char="§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landscape" fo:margin-top="2cm" fo:margin-bottom="2cm" fo:margin-left="2cm" fo:margin-right="2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page-layout style:name="Mpm2">
      <style:page-layout-properties fo:page-width="21cm" fo:page-height="29.7cm" style:print-orientation="landscape" fo:margin-top="2cm" fo:margin-bottom="2cm" fo:margin-left="2cm" fo:margin-right="2cm"/>
      <style:header-style>
        <style:header-footer-properties svg:height="2cm" fo:min-height="2cm"/>
      </style:header-style>
      <style:footer-style>
        <style:header-footer-properties fo:min-height="2cm"/>
      </style:footer-style>
    </style:page-layout>
    <style:style style:parent-style-name="704" style:family="paragraph" style:name="P40">
      <style:text-properties/>
      <style:paragraph-properties/>
    </style:style>
    <style:style style:parent-style-name="704" style:family="paragraph" style:name="P41">
      <style:text-properties/>
      <style:paragraph-properties/>
    </style:style>
    <style:style style:parent-style-name="704" style:family="paragraph" style:name="P42">
      <style:text-properties/>
      <style:paragraph-properties/>
    </style:style>
    <style:style style:parent-style-name="704" style:family="paragraph" style:name="P43">
      <style:text-properties/>
      <style:paragraph-properties/>
    </style:style>
    <style:style style:parent-style-name="705" style:family="paragraph" style:name="P44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5" style:family="paragraph" style:name="P45">
      <style:text-properties/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4" style:family="paragraph" style:name="P47">
      <style:text-properties/>
      <style:paragraph-properties/>
    </style:style>
    <style:style style:parent-style-name="704" style:family="paragraph" style:name="P48">
      <style:text-properties/>
      <style:paragraph-properties/>
    </style:style>
    <style:style style:parent-style-name="704" style:family="paragraph" style:name="P49">
      <style:text-properties/>
      <style:paragraph-properties/>
    </style:style>
    <style:style style:parent-style-name="704" style:family="paragraph" style:name="P50">
      <style:text-properties/>
      <style:paragraph-properties/>
    </style:style>
    <style:style style:parent-style-name="705" style:family="paragraph" style:name="P51">
      <style:text-properties/>
      <style:paragraph-properties fo:text-align="right">
        <style:tab-stops>
          <style:tab-stop style:position="8.499cm" style:type="center"/>
          <style:tab-stop style:position="17cm" style:type="right"/>
        </style:tab-stops>
      </style:paragraph-properties>
    </style:style>
    <style:style style:parent-style-name="705" style:family="paragraph" style:name="P52">
      <style:text-properties/>
      <style:paragraph-properties fo:text-align="left">
        <style:tab-stops>
          <style:tab-stop style:position="8.499cm" style:type="center"/>
          <style:tab-stop style:position="17cm" style:type="right"/>
        </style:tab-stops>
      </style:paragraph-properties>
    </style:style>
  </office:automatic-styles>
  <office:master-styles>
    <style:master-page style:name="Standard" style:page-layout-name="Mpm1">
      <style:footer>
        <text:p text:style-name="P44"><text:span/><text:bookmark-start text:name="PageNumWizard_FOOTER_Estilo de página predeterminado3"/><text:span/><text:span/><text:span/><text:page-number text:select-page="current"><text:span>3</text:span><text:span/></text:page-number><text:span> / </text:span><text:span/><text:span/><text:span/><text:page-count><text:span>4</text:span><text:span/></text:page-count><text:bookmark-end text:name="PageNumWizard_FOOTER_Estilo de página predeterminado3"/><text:span/><text:span/></text:p>
      </style:footer>
      <style:header>
        <text:p text:style-name="P40"><text:span>Mantenimiento y reparación de ordenadores -UFO - </text:span><text:span>861</text:span><text:span/></text:p>
        <text:p text:style-name="P41"><text:span/><text:span/></text:p>
      </style:header>
      <style:header-left>
        <text:p text:style-name="P42"><text:span>Mantenimiento y reparación de ordenadores -UFO - </text:span><text:span>861</text:span><text:span/></text:p>
        <text:p text:style-name="P43"><text:span/><text:span/></text:p>
      </style:header-left>
      <style:footer-left>
        <text:p text:style-name="P45"><text:span/><text:bookmark-start text:name="PageNumWizard_FOOTER_Estilo de página predeterminado2"/><text:span/><text:span/><text:span/><text:page-number text:select-page="current"><text:span>4</text:span><text:span/></text:page-number><text:span> / </text:span><text:span/><text:span/><text:span/><text:page-count><text:span>4</text:span><text:span/></text:page-count><text:bookmark-end text:name="PageNumWizard_FOOTER_Estilo de página predeterminado2"/><text:span/><text:span/></text:p>
      </style:footer-left>
    </style:master-page>
    <style:master-page style:name="MasterPage2" style:page-layout-name="Mpm2">
      <style:footer>
        <text:p text:style-name="P51"><text:span/><text:bookmark-start text:name="PageNumWizard_FOOTER_Estilo de página predeterminado3"/><text:span/><text:span/><text:span/><text:page-number text:select-page="current"><text:span>3</text:span><text:span/></text:page-number><text:span> / </text:span><text:span/><text:span/><text:span/><text:page-count><text:span>4</text:span><text:span/></text:page-count><text:bookmark-end text:name="PageNumWizard_FOOTER_Estilo de página predeterminado3"/><text:span/><text:span/></text:p>
      </style:footer>
      <style:header>
        <text:p text:style-name="P47"><text:span>Mantenimiento y reparación de ordenadores -UFO - </text:span><text:span>861</text:span><text:span/></text:p>
        <text:p text:style-name="P48"><text:span/><text:span/></text:p>
      </style:header>
      <style:header-left>
        <text:p text:style-name="P49"><text:span>Mantenimiento y reparación de ordenadores -UFO - </text:span><text:span>861</text:span><text:span/></text:p>
        <text:p text:style-name="P50"><text:span/><text:span/></text:p>
      </style:header-left>
      <style:footer-left>
        <text:p text:style-name="P52"><text:span/><text:bookmark-start text:name="PageNumWizard_FOOTER_Estilo de página predeterminado2"/><text:span/><text:span/><text:span/><text:page-number text:select-page="current"><text:span>4</text:span><text:span/></text:page-number><text:span> / </text:span><text:span/><text:span/><text:span/><text:page-count><text:span>4</text:span><text:span/></text:page-count><text:bookmark-end text:name="PageNumWizard_FOOTER_Estilo de página predeterminado2"/><text:span/><text:span/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5.1.23</meta:generator>
    <meta:creation-date>2023-12-28T14:45:19Z</meta:creation-date>
  </office:meta>
</office:document-meta>
</file>